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d1164357-Identity-H" svg:font-family="Fd1164357-Identity-H"/>
    <style:font-face style:name="Fd1176814-Identity-H" svg:font-family="Fd1176814-Identity-H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OK 1, CHAPTER 0</text:p>
      <text:p text:style-name="Standard"/>
      <text:p text:style-name="Standard">Dis b<text:span text:style-name="T1">ů</text:span>ch sol man gerne enpfan, wan got sprichet</text:p>
      <text:p text:style-name="Standard">selber die wort.</text:p>
      <text:p text:style-name="Standard"/>
      <text:p text:style-name="Standard">Dis bůch das sende ich nun ze botten allen geistlichen l<text:span text:style-name="T1">ú</text:span>ten,</text:p>
      <text:p text:style-name="Standard">beid<text:span text:style-name="T1">ú</text:span> boesen und gůten, wand wen die s<text:span text:style-name="T1">ú</text:span>le vallent, so mag das</text:p>
      <text:p text:style-name="Standard">werk n<text:span text:style-name="T1">ú</text:span>t gestan, und ez bezeichent alleine mich, und meldet</text:p>
      <text:p text:style-name="Standard">loblieh mine heimlichkeit. Alle die dis bůch wellen vernemen</text:p>
      <text:p text:style-name="Standard">die soellent es ze n<text:span text:style-name="T1">ú</text:span>n malen lesen.</text:p>
      <text:p text:style-name="Standard"/>
      <text:p text:style-name="Standard">Dis bůch heisset ein vliessendes lieht der gotheit.</text:p>
      <text:p text:style-name="Standard"/>
      <text:p text:style-name="Standard">Eia, herre got, wer hat dis bůch gemachet. Ich han es</text:p>
      <text:p text:style-name="Standard">gemachet an miner vnmaht, wan ich mich an miner gabe n<text:span text:style-name="T1">ú</text:span>t</text:p>
      <text:p text:style-name="Standard">enthalten mag. Eya herre, wie sol dis bůch heissen, alleine ze</text:p>
      <text:p text:style-name="Standard">dinen eren ? Es sol heissen : ein vliessende lieht miner gotheit, </text:p>
      <text:p text:style-name="Standard">in all<text:span text:style-name="T1">ú</text:span> die herzen die da lebent ane valscheit.</text:p>
      <text:p text:style-name="Standard"/>
      <text:p text:style-name="Standard">BOOK 1, CHAPTER 1</text:p>
      <text:p text:style-name="Standard"/>
      <text:p text:style-name="Standard">Wie die minne und die k<text:span text:style-name="T1">ú</text:span>neginne zesamene sprachen.</text:p>
      <text:p text:style-name="Standard"/>
      <text:p text:style-name="Standard">Die sele kam zů der minne</text:p>
      <text:p text:style-name="Standard">Und grůste si mit tieffen sinnen</text:p>
      <text:p text:style-name="Standard">Und sprach : Got grůsse <text:span text:style-name="T1">ú</text:span>ch vro minne.</text:p>
      <text:p text:style-name="Standard">Got lone úch, liebe vro k<text:span text:style-name="T1">ú</text:span>neginne.</text:p>
      <text:p text:style-name="Standard">Vro minne ir sint sere vollekomen.</text:p>
      <text:p text:style-name="Standard">Vro k<text:span text:style-name="T1">ú</text:span>neginne, des bin ich allen dingen oben.</text:p>
      <text:p text:style-name="Standard">Vro minne, ir hant manig jar gerungen,</text:p>
      <text:p text:style-name="Standard">E ir habint die hohen drivaltekeit dar zů betwungen,</text:p>
      <text:p text:style-name="Standard">Das s<text:span text:style-name="T1">ú</text:span> sich hat alzemale gegossen</text:p>
      <text:p text:style-name="Standard">In Marien demuetigen maget<text:span text:style-name="T1">ů</text:span>m.</text:p>
      <text:p text:style-name="Standard">Frowe k<text:span text:style-name="T1">ú</text:span>neginne, das ist <text:span text:style-name="T1">ú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ú</text:span>neginne, ir hant einen seligen wehsel getan.</text:p>
      <text:p text:style-name="Standard">Frowe minne, ir hant mir benomen mine kintheit.</text:p>
      <text:p text:style-name="Standard">Frowe k<text:span text:style-name="T1">ú</text:span>neginne, dawider han ich úch gegeben himelische vriheit.</text:p>
      <text:p text:style-name="Standard">Frowe minne, ir hant mir benomen alle mine jugent.</text:p>
      <text:p text:style-name="Standard">Frowe k<text:span text:style-name="T1">ú</text:span>neginne, da wider han ich úch gegeben manig helige tugent.</text:p>
      <text:p text:style-name="Standard">Frowe minne, ir hant mir benomen gůt fr<text:span text:style-name="T1">únde</text:span> und mage.</text:p>
      <text:p text:style-name="Standard">Eia frowe k<text:span text:style-name="T1">ú</text:span>neginne, das ist ein snoed<text:span text:style-name="T1">ú</text:span> klage.</text:p>
      <text:p text:style-name="Standard">Frowe minne ir hant mir benomen die weit, weltlich ere und allen weltlichen richtům.</text:p>
      <text:p text:style-name="Standard">Frowe k<text:span text:style-name="T1">ú</text:span>neginne, das wil ich <text:span text:style-name="T1">ú</text:span>ch in einer stunde mit dem heiligen geiste nach allem <text:span text:style-name="T1">ú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ú</text:span>neginne, dawider han ich <text:span text:style-name="T1">ú</text:span>ch gegeben manig hohe bekantheit.</text:p>
      <text:p text:style-name="Standard">Frowe minne, ir hant verzert min fleisch und min blůt.</text:p>
      <text:p text:style-name="Standard"><text:soft-page-break/>Frowe k<text:span text:style-name="T1">ú</text:span>neginne, damit sint ir gel<text:span text:style-name="T1">ú</text:span>tert und gezogen in got.</text:p>
      <text:p text:style-name="Standard">Frowe minne, <text:span text:style-name="T1">ú</text:span>r sint ein roberinne, denoch sont ir mir gelten.</text:p>
      <text:p text:style-name="Standard">Frowe k<text:span text:style-name="T1">ú</text:span>neginne, do nement reht mich selben.</text:p>
      <text:p text:style-name="Standard">Frowe minne, nu hant ir mir vergolten hundert valt in ertriche.</text:p>
      <text:p text:style-name="Standard">Frowe k<text:span text:style-name="T1">ú</text:span>neginne, noch hant ir ze vordernde got und alle sine riche.</text:p>
      <text:p text:style-name="Standard"/>
      <text:p text:style-name="Standard">BOOK 1, CHAPTE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d1164357-Identity-H" svg:font-family="Fd1164357-Identity-H"/>
    <style:font-face style:name="Fd1176814-Identity-H" svg:font-family="Fd1176814-Identity-H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8-11T15:36:19.52</dc:date>
    <meta:editing-duration>PT1H48M6S</meta:editing-duration>
    <meta:editing-cycles>29</meta:editing-cycles>
    <meta:generator>OpenOffice/4.1.1$Win32 OpenOffice.org_project/411m6$Build-9775</meta:generator>
    <meta:document-statistic meta:table-count="0" meta:image-count="0" meta:object-count="0" meta:page-count="2" meta:paragraph-count="47" meta:word-count="415" meta:character-count="2339"/>
  </office:meta>
</office:document-meta>
</file>